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language="es" fo:country="AR"/>
    </style:style>
    <style:style style:name="P2" style:parent-style-name="Normal" style:family="paragraph">
      <style:text-properties fo:language="es" fo:country="AR"/>
    </style:style>
    <style:style style:name="T3"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4" style:parent-style-name="DefaultParagraphFont" style:family="text">
      <style:text-properties fo:font-weight="bold" style:font-weight-asian="bold" style:font-weight-complex="bold" style:text-line-through-style="solid" style:text-line-through-width="auto" style:text-line-through-color="font-color" style:text-line-through-mode="continuous" style:text-line-through-type="single" fo:language="es" fo:country="AR"/>
    </style:style>
    <style:style style:name="T5"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6" style:parent-style-name="DefaultParagraphFont" style:family="text">
      <style:text-properties style:text-line-through-style="solid" style:text-line-through-width="auto" style:text-line-through-color="font-color" style:text-line-through-mode="continuous" style:text-line-through-type="single" fo:background-color="#FFFF00" fo:language="es" fo:country="AR"/>
    </style:style>
    <style:style style:name="T7"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8" style:parent-style-name="DefaultParagraphFont" style:family="text">
      <style:text-properties fo:font-style="italic" style:font-style-asian="italic" style:font-style-complex="italic" style:text-line-through-style="solid" style:text-line-through-width="auto" style:text-line-through-color="font-color" style:text-line-through-mode="continuous" style:text-line-through-type="single" fo:language="es" fo:country="AR"/>
    </style:style>
    <style:style style:name="T9" style:parent-style-name="DefaultParagraphFont" style:family="text">
      <style:text-properties style:text-line-through-style="solid" style:text-line-through-width="auto" style:text-line-through-color="font-color" style:text-line-through-mode="continuous" style:text-line-through-type="single" fo:language="es" fo:country="AR"/>
    </style:style>
    <style:style style:name="T10" style:parent-style-name="DefaultParagraphFont" style:family="text">
      <style:text-properties fo:language="es" fo:country="AR"/>
    </style:style>
    <style:style style:name="T11" style:parent-style-name="DefaultParagraphFont" style:family="text">
      <style:text-properties fo:font-style="italic" style:font-style-asian="italic" style:font-style-complex="italic" fo:language="es" fo:country="AR"/>
    </style:style>
    <style:style style:name="T12" style:parent-style-name="DefaultParagraphFont" style:family="text">
      <style:text-properties fo:language="es" fo:country="AR"/>
    </style:style>
    <style:style style:name="T13" style:parent-style-name="DefaultParagraphFont" style:family="text">
      <style:text-properties fo:font-style="italic" style:font-style-asian="italic" style:font-style-complex="italic" fo:language="es" fo:country="AR"/>
    </style:style>
    <style:style style:name="T14" style:parent-style-name="DefaultParagraphFont" style:family="text">
      <style:text-properties fo:language="es" fo:country="AR"/>
    </style:style>
    <style:style style:name="T15" style:parent-style-name="DefaultParagraphFont" style:family="text">
      <style:text-properties fo:font-style="italic" style:font-style-asian="italic" style:font-style-complex="italic" fo:language="es" fo:country="AR"/>
    </style:style>
    <style:style style:name="T16" style:parent-style-name="DefaultParagraphFont" style:family="text">
      <style:text-properties fo:language="es" fo:country="AR"/>
    </style:style>
    <style:style style:name="T17" style:parent-style-name="DefaultParagraphFont" style:family="text">
      <style:text-properties fo:font-style="italic" style:font-style-asian="italic" style:font-style-complex="italic" fo:language="es" fo:country="AR"/>
    </style:style>
    <style:style style:name="T18" style:parent-style-name="DefaultParagraphFont" style:family="text">
      <style:text-properties fo:language="es" fo:country="AR"/>
    </style:style>
    <style:style style:name="T19" style:parent-style-name="DefaultParagraphFont" style:family="text">
      <style:text-properties fo:font-style="italic" style:font-style-asian="italic" style:font-style-complex="italic" fo:language="es" fo:country="AR"/>
    </style:style>
    <style:style style:name="T20" style:parent-style-name="DefaultParagraphFont" style:family="text">
      <style:text-properties fo:language="es" fo:country="AR"/>
    </style:style>
    <style:style style:name="T21" style:parent-style-name="DefaultParagraphFont" style:family="text">
      <style:text-properties fo:font-style="italic" style:font-style-asian="italic" style:font-style-complex="italic" fo:language="es" fo:country="AR"/>
    </style:style>
    <style:style style:name="T22" style:parent-style-name="DefaultParagraphFont" style:family="text">
      <style:text-properties fo:language="es" fo:country="AR"/>
    </style:style>
    <style:style style:name="P23" style:parent-style-name="Normal" style:family="paragraph">
      <style:text-properties fo:language="es" fo:country="AR"/>
    </style:style>
    <style:style style:name="P24" style:parent-style-name="Normal" style:family="paragraph">
      <style:text-properties fo:language="es" fo:country="AR"/>
    </style:style>
    <style:style style:name="P25" style:parent-style-name="Normal" style:family="paragraph">
      <style:text-properties fo:language="es" fo:country="AR"/>
    </style:style>
    <style:style style:name="P26" style:parent-style-name="Normal" style:family="paragraph">
      <style:text-properties fo:language="es" fo:country="AR"/>
    </style:style>
    <style:style style:name="P27" style:parent-style-name="Normal" style:family="paragraph">
      <style:text-properties fo:language="es" fo:country="AR"/>
    </style:style>
    <style:style style:name="P28" style:parent-style-name="Normal" style:family="paragraph">
      <style:text-properties fo:language="es" fo:country="AR"/>
    </style:style>
    <style:style style:name="P29" style:parent-style-name="Normal" style:family="paragraph">
      <style:text-properties fo:language="es" fo:country="AR"/>
    </style:style>
    <style:style style:name="T30" style:parent-style-name="DefaultParagraphFont" style:family="text">
      <style:text-properties fo:language="es" fo:country="AR"/>
    </style:style>
    <style:style style:name="T31" style:parent-style-name="DefaultParagraphFont" style:family="text">
      <style:text-properties fo:language="es" fo:country="AR"/>
    </style:style>
    <style:style style:name="T32" style:parent-style-name="DefaultParagraphFont" style:family="text">
      <style:text-properties fo:font-style="italic" style:font-style-asian="italic" style:font-style-complex="italic" fo:language="es" fo:country="AR"/>
    </style:style>
    <style:style style:name="T33" style:parent-style-name="DefaultParagraphFont" style:family="text">
      <style:text-properties fo:language="es" fo:country="AR"/>
    </style:style>
    <style:style style:name="T34" style:parent-style-name="DefaultParagraphFont" style:family="text">
      <style:text-properties fo:font-style="italic" style:font-style-asian="italic" style:font-style-complex="italic" fo:language="es" fo:country="AR"/>
    </style:style>
    <style:style style:name="T35" style:parent-style-name="DefaultParagraphFont" style:family="text">
      <style:text-properties fo:language="es" fo:country="AR"/>
    </style:style>
    <style:style style:name="T36" style:parent-style-name="DefaultParagraphFont" style:family="text">
      <style:text-properties fo:font-style="italic" style:font-style-asian="italic" style:font-style-complex="italic" fo:language="es" fo:country="AR"/>
    </style:style>
    <style:style style:name="T37" style:parent-style-name="DefaultParagraphFont" style:family="text">
      <style:text-properties fo:language="es" fo:country="AR"/>
    </style:style>
    <style:style style:name="T38" style:parent-style-name="DefaultParagraphFont" style:family="text">
      <style:text-properties fo:language="es" fo:country="AR"/>
    </style:style>
    <style:style style:name="T39" style:parent-style-name="DefaultParagraphFont" style:family="text">
      <style:text-properties fo:font-style="italic" style:font-style-asian="italic" style:font-style-complex="italic" fo:language="es" fo:country="AR"/>
    </style:style>
    <style:style style:name="T40" style:parent-style-name="DefaultParagraphFont" style:family="text">
      <style:text-properties fo:language="es" fo:country="AR"/>
    </style:style>
    <style:style style:name="P41" style:parent-style-name="Normal" style:family="paragraph">
      <style:text-properties fo:language="es" fo:country="AR"/>
    </style:style>
    <style:style style:name="P42" style:parent-style-name="Normal" style:family="paragraph">
      <style:text-properties fo:language="es" fo:country="AR"/>
    </style:style>
    <style:style style:name="P43" style:parent-style-name="Normal" style:family="paragraph">
      <style:text-properties fo:language="es" fo:country="AR"/>
    </style:style>
    <style:style style:name="P44" style:parent-style-name="Normal" style:family="paragraph">
      <style:text-properties fo:language="es" fo:country="AR"/>
    </style:style>
    <style:style style:name="T45" style:parent-style-name="DefaultParagraphFont" style:family="text">
      <style:text-properties fo:language="es" fo:country="AR"/>
    </style:style>
    <style:style style:name="T46" style:parent-style-name="DefaultParagraphFont" style:family="text">
      <style:text-properties fo:language="es" fo:country="AR"/>
    </style:style>
    <style:style style:name="T47" style:parent-style-name="DefaultParagraphFont" style:family="text">
      <style:text-properties fo:font-style="italic" style:font-style-asian="italic" style:font-style-complex="italic" fo:language="es" fo:country="AR"/>
    </style:style>
    <style:style style:name="T48" style:parent-style-name="DefaultParagraphFont" style:family="text">
      <style:text-properties fo:language="es" fo:country="AR"/>
    </style:style>
    <style:style style:name="T49" style:parent-style-name="DefaultParagraphFont" style:family="text">
      <style:text-properties fo:font-style="italic" style:font-style-asian="italic" style:font-style-complex="italic" fo:language="es" fo:country="AR"/>
    </style:style>
    <style:style style:name="T50" style:parent-style-name="DefaultParagraphFont" style:family="text">
      <style:text-properties fo:language="es" fo:country="AR"/>
    </style:style>
    <style:style style:name="P51" style:parent-style-name="Normal" style:family="paragraph">
      <style:text-properties fo:language="es" fo:country="AR"/>
    </style:style>
    <style:style style:name="P52" style:parent-style-name="Normal" style:family="paragraph">
      <style:text-properties fo:language="es" fo:country="AR"/>
    </style:style>
    <style:style style:name="P53" style:parent-style-name="Normal" style:family="paragraph">
      <style:text-properties fo:language="es" fo:country="AR"/>
    </style:style>
    <style:style style:name="P54" style:parent-style-name="Normal" style:family="paragraph">
      <style:text-properties fo:language="es" fo:country="AR"/>
    </style:style>
    <style:style style:name="P55" style:parent-style-name="Normal" style:family="paragraph">
      <style:text-properties fo:language="es" fo:country="AR"/>
    </style:style>
    <style:style style:name="P56" style:parent-style-name="Normal" style:list-style-name="LFO1" style:family="paragraph">
      <style:text-properties fo:language="es" fo:country="AR"/>
    </style:style>
    <style:style style:name="P57" style:parent-style-name="Normal" style:family="paragraph">
      <style:text-properties fo:language="es" fo:country="AR"/>
    </style:style>
    <style:style style:name="P58" style:parent-style-name="Normal" style:family="paragraph">
      <style:text-properties fo:language="es" fo:country="AR"/>
    </style:style>
    <style:style style:name="P59" style:parent-style-name="Normal" style:family="paragraph">
      <style:text-properties fo:language="es" fo:country="AR"/>
    </style:style>
  </office:automatic-styles>
  <office:body>
    <office:text text:use-soft-page-breaks="true">
      <text:p text:style-name="P1">No obstante, los jurados señalan algunas limitaciones. Si bien un evaluador pondera las "partes de simulación y aplicación de métodos con datos de Airbnb" como "muy interesantes y claras", indica que "podrían tener una mayor solidez si quedase más claro cómo se relaciona con artículos anteriores". Además, subraya que "la conclusión solo nos resume lo hecho", sin generar "ningún aprendizaje final de la simulación, aplicación y comparación entre métodos". Asimismo, considera que hay un problema conceptual central a resolver: el abstract e introducción mencionan las propiedades de muestra finita (sesgo y eficiencia) mientras que el marco teórico (en la sección 2) nos habla de las propiedades asintóticas (como en la página 4). De esta manera, ambos evaluadores sugieren algunas modificaciones a la versión actual, que paso a detallar:</text:p>
      <text:p text:style-name="P2"/>
      <text:p text:style-name="Normal"><text:span text:style-name="T3">(1) Uno de los evaluadores sugiere que hay que "bajar el tono del abstract</text:span><text:span text:style-name="T4">"</text:span><text:span text:style-name="T5"> diciendo que se<text:s/></text:span><text:span text:style-name="T6">muestra en las simulaciones las propiedades de muestra finita</text:span><text:span text:style-name="T7"><text:s/>de los estimadores de ambos métodos. En su opinión, una mejor elección de palabras ayudaría a esto, por ejemplo: </text:span><text:span text:style-name="T8">“…(i) briefly describe the statistical differences between DML and ADM. (ii) illustrates the bias and efficiency between the two methods using synthetic experiments…</text:span><text:span text:style-name="T9">” ayudaría a la claridad y precisión de lo que efectivamente se hace.</text:span></text:p>
      <text:p text:style-name="Normal"><text:span text:style-name="T10">(2) Un jurado pide explicar mejor (en el abstract, introducción y tercera sección cómo se diferencia o relaciona la simulación con el trabajo de Wüthrich y Zhu (2023), </text:span><text:span text:style-name="T11">“Omitted variable bias of Lasso-based inference methods: A finite sample analysis”</text:span><text:span text:style-name="T12">, publicado en </text:span><text:span text:style-name="T13">Review of Economics and Statistics </text:span><text:span text:style-name="T14">(vol. 105, n° 4, pp. 982-997). Lo considera como "sumamente importante" porque este artículo muestra teóricamente las propiedades de muestra finita de los estimadores </text:span><text:span text:style-name="T15">double-biased</text:span><text:span text:style-name="T16"> (DML en el trabajo), que la tesis compara con ADML. Además, recuerda que estos autores obtienen el </text:span><text:span text:style-name="T17">lower-bound</text:span><text:span text:style-name="T18"> de sesgo por variable omitida en muestras finitas (no de manera asintótica) de estos estimadores de </text:span><text:span text:style-name="T19">post-double Lasso</text:span><text:span text:style-name="T20">. Finalmente, indica que el artículo complementa teorías de la distribución y propiedades asintóticas de dichos estimadores (propiedades de muestras grandes) formalizadas por Belloni </text:span><text:span text:style-name="T21">et al.</text:span><text:span text:style-name="T22"> (2014).</text:span></text:p>
      <text:p text:style-name="P23">This paper shows the weakness of post lasso estimation and how they compare to DML estimations.<text:s/></text:p>
      <text:p text:style-name="P24">They derive the first non asymptotic lower bound formila in the literatura for the OVB fo the post double lasso estimator Alpha/.<text:s/></text:p>
      <text:p text:style-name="P25"/>
      <text:p text:style-name="P26"/>
      <text:p text:style-name="P27"/>
      <text:p text:style-name="P28"/>
      <text:p text:style-name="P29">(3) Según un jurado, la conclusión del trabajo no es una conclusión ya que es un "simple resumen" de lo que se hizo en la tesis. De este modo, el evaluador indica que en la conclusión queremos saber la respuesta a algunas preguntas. Por un lado, ¿cuál es la implicancia y significancia de la simulación y aplicación con datos Airbnb? ¿Cómo los resultados obtenidos nos ayudan a entender el problema entre ambos métodos? Por otro lado, ¿cuáles son las limitaciones de la simulación y aplicación?</text:p>
      <text:p text:style-name="Normal"><text:span text:style-name="T30">(4) Un evaluador considera que el trabajo apunta a un público muy especializado: lo encuentra muy cargado de definiciones y derivaciones analíticas. En el fondo, indica que se trata de comparar dos métodos de estimación y resaltar las ventajas de uno sobre el otro. De este modo, sugiere que tal vez se podría hacer una descripción menos formal de los métodos, algo más “narrado”. Por ejemplo, sugiere que se podría partir de un ejemplo sencillo para establecer el punto inicial (estimar un parámetro) y luego contar de qué se tratan las alternativas planteadas. Las derivaciones formales, para los que las quieran, podrían ir a un anexo. El jurado considera que esto le ampliaría el alcance al trabajo, al sumarle público.</text:span><text:span text:style-name="T31"><text:line-break/>(5) En cuanto a la aplicación empírica, un jurado sugiere fundamentar un poco más los resultados. El hecho de que ser </text:span><text:span text:style-name="T32">Superhost </text:span><text:span text:style-name="T33">tenga un impacto negativo en el precio no le resulta intuitivo. En particular, el trabajo dice que tienen más demanda y por eso pueden bajar el precio. Según su perspectiva, eso es “raro” a nivel de económica básica y cree que habría que argumentar por qué se da un escenario de ese tipo. A su vez, se dice que el </text:span><text:span text:style-name="T34">Superhost </text:span><text:span text:style-name="T35">cobra precios más altos (según el gráfico 5), pero ser </text:span><text:span text:style-name="T36">Superhost </text:span><text:span text:style-name="T37">tiene impacto negativo en el precio. No es necesariamente una contradicción, pero sería bueno comentar algo sobre eso.</text:span><text:span text:style-name="T38"><text:line-break/>(6) Respecto al gráfico 5, si se quiere mostrar la distribución del precio según sea o no </text:span><text:span text:style-name="T39">Superhost</text:span><text:span text:style-name="T40">, tal vez sería mejor no mostrarla en logaritmos según un jurado. Esto, porque el logaritmo tiende a “suavizar” las distribuciones y si realmente es asimétrica a la derecha, el logaritmo ocultará eso.</text:span></text:p>
      <text:p text:style-name="P41"/>
      <text:p text:style-name="P42">Asimismo, los jurados consideran que hay otros aspectos menores a corregir:</text:p>
      <text:p text:style-name="P43"/>
      <text:p text:style-name="P44">(1) Un jurado indica que el trabajo tiene algunos errores menores de escritura. Por ejemplo, en el abstract, el acrónimo de los dos métodos es igual (DML). Como solo menciona un ejemplo, conviene que revises integralmente el abstract y el resto del texto.</text:p>
      <text:p text:style-name="Normal"><text:span text:style-name="T45">(2) En línea con lo anterior, el otro jurado sugiere ediciones menores a considerar. Por un lado, pide revisar la consistencia en usar las abreviaciones DML y ADML, ya que en<text:s/></text:span><text:soft-page-break/><text:span text:style-name="T46">el texto a veces no están claras las diferencias. A modo de ejemplo, pide ver el primer párrafo de la Introducción donde </text:span><text:span text:style-name="T47">Debiased Machine learning</text:span><text:span text:style-name="T48"> es DML y luego </text:span><text:span text:style-name="T49">Double Machine Learning</text:span><text:span text:style-name="T50"> es también DML.</text:span></text:p>
      <text:p text:style-name="P51">(3) Por otro lado, el evaluador indica que en la sección de datos (4.3) no mencionás de qué fecha ni a qué fecha se extraen los datos de Airbnb para Buenos Aires. Asimismo, no hay una estadística descriptiva de las variables, ni número de observaciones en ninguna de las tablas 2 a 5, de los resultados de la aplicación. En particular, resalta que el número de observaciones no es trivial en esta aplicación que trata sobre las propiedades de muestra finita. </text:p>
      <text:p text:style-name="P52"/>
      <text:p text:style-name="P53">Como verás, son comentarios válidos que se pueden gestionar de manera simple. Visto esto, te voy a pedir que, en caso de que decidas resolver los puntos, nos envíes de vuelta una nueva versión de la tesis en la que se incorporen los cambios pertinentes y un documento adicional donde detalles cuántos comentarios abordaste y donde también describas de la forma más específica posible la manera en que gestionaste cada punto, para que nos resulte más fácil revisar las correcciones. Obvio, si hacés ediciones ADEMÁS de las que te piden los jurados, te agradecería que indiques en este documento dónde y cómo las hiciste.<text:line-break/><text:line-break/>En principio te damos tres semanas hasta el jueves 2 de octubre para que trabajes sobre las modificaciones. Creo que debería ser tiempo suficiente, pero si llegaras a necesitar más tiempo que lo que te damos, por favor, avisanos al menos unos días antes del deadline. Una vez que revisemos esas correcciones (cosa que estimo vamos a poder hacer sin recurrir a los jurados, así que no espero tener grandes demoras adicionales en eso), si son adecuadas, pasamos al proceso de entrega final en SIGEDU y a armar el acta de aprobación de tesis.  </text:p>
      <text:p text:style-name="P54"/>
      <text:p text:style-name="P55">Aprovecho también para transmitirte sugerencias en términos de potenciales extensiones (NO es necesario incorporar éstas):</text:p>
      <text:list text:style-name="LFO1" text:continue-numbering="true">
        <text:list-item>
          <text:p text:style-name="P56">Un jurado considera que los resultados empíricos son llamativos. De este modo, considera que tal vez podría expandirse a otras áreas (países) y hacer comparaciones. Además, se podrían analizar los resultados con más profundidad.</text:p>
        </text:list-item>
      </text:list>
      <text:p text:style-name="P57">Saludos,</text:p>
      <text:p text:style-name="P58">Christian</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zony QUISPE ROJAS</meta:initial-creator>
    <dc:creator>Anzony QUISPE ROJAS</dc:creator>
    <meta:creation-date>2025-09-20T09:57:00Z</meta:creation-date>
    <dc:date>2025-09-20T10:54:00Z</dc:date>
    <meta:template xlink:href="Normal" xlink:type="simple"/>
    <meta:editing-cycles>2</meta:editing-cycles>
    <meta:editing-duration>PT3420S</meta:editing-duration>
    <meta:document-statistic meta:page-count="3" meta:paragraph-count="14" meta:word-count="1130" meta:character-count="7332" meta:row-count="51" meta:non-whitespace-character-count="6216"/>
  </office:meta>
</office:document-meta>
</file>